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3" style:family="table-column">
      <style:table-column-properties fo:break-before="auto" style:column-width="28.28mm"/>
    </style:style>
    <style:style style:name="co6" style:family="table-column">
      <style:table-column-properties fo:break-before="auto" style:column-width="40.83mm"/>
    </style:style>
    <style:style style:name="co7" style:family="table-column">
      <style:table-column-properties fo:break-before="auto" style:column-width="16.53mm"/>
    </style:style>
    <style:style style:name="co8" style:family="table-column">
      <style:table-column-properties fo:break-before="auto" style:column-width="13.16mm"/>
    </style:style>
    <style:style style:name="co9" style:family="table-column">
      <style:table-column-properties fo:break-before="auto" style:column-width="15.42mm"/>
    </style:style>
    <style:style style:name="co10" style:family="table-column">
      <style:table-column-properties fo:break-before="auto" style:column-width="16.25mm"/>
    </style:style>
    <style:style style:name="co11" style:family="table-column">
      <style:table-column-properties fo:break-before="auto" style:column-width="43.02mm"/>
    </style:style>
    <style:style style:name="co12" style:family="table-column">
      <style:table-column-properties fo:break-before="auto" style:column-width="42.47mm"/>
    </style:style>
    <style:style style:name="co13" style:family="table-column">
      <style:table-column-properties fo:break-before="auto" style:column-width="29.95mm"/>
    </style:style>
    <style:style style:name="co14" style:family="table-column">
      <style:table-column-properties fo:break-before="auto" style:column-width="39.19mm"/>
    </style:style>
    <style:style style:name="co15" style:family="table-column">
      <style:table-column-properties fo:break-before="auto" style:column-width="34.31mm"/>
    </style:style>
    <style:style style:name="ro3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ta2" style:family="table" style:master-page-name="PageStyle_5f_Specifikation">
      <style:table-properties table:display="true" style:writing-mode="lr-tb"/>
    </style:style>
    <style:style style:name="ta3" style:family="table" style:master-page-name="PageStyle_5f_Sammanställning">
      <style:table-properties table:display="true" style:writing-mode="lr-tb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ackground-color="#fff9a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ackground-color="#fff9ae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ammanställning" table:style-name="ta3">
        <office:forms form:automatic-focus="false" form:apply-design-mode="false"/>
        <table:table-column table:style-name="co12" table:default-cell-style-name="ce2"/>
        <table:table-column table:style-name="co13" table:default-cell-style-name="ce2"/>
        <table:table-column table:style-name="co3" table:default-cell-style-name="ce2"/>
        <table:table-column table:style-name="co14" table:default-cell-style-name="ce2"/>
        <table:table-column table:style-name="co3" table:default-cell-style-name="ce2"/>
        <table:table-column table:style-name="co15" table:default-cell-style-name="ce2"/>
        <table:table-column table:style-name="co3" table:number-columns-repeated="1018" table:default-cell-style-name="ce2"/>
        <table:table-row table:style-name="ro4">
          <table:table-cell table:style-name="ce1" office:value-type="string" calcext:value-type="string">
            <text:p>Antal lådor:</text:p>
          </table:table-cell>
          <table:table-cell table:style-name="ce5" office:value-type="float" office:value="1" calcext:value-type="float">
            <text:p>1</text:p>
          </table:table-cell>
          <table:table-cell table:style-name="ce3"/>
          <table:table-cell table:style-name="ce8"/>
          <table:table-cell/>
          <table:table-cell table:style-name="ce1" office:value-type="string" calcext:value-type="string">
            <text:p>Antal ramar:</text:p>
          </table:table-cell>
          <table:table-cell table:style-name="ce1" table:formula="of:=[.B1]*10" office:value-type="float" office:value="10" calcext:value-type="float">
            <text:p>10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style-name="ce8"/>
          <table:table-cell table:number-columns-repeated="1020"/>
        </table:table-row>
        <table:table-row table:style-name="ro4">
          <table:table-cell table:style-name="ce3"/>
          <table:table-cell/>
          <table:table-cell table:style-name="ce6" office:value-type="string" calcext:value-type="string">
            <text:p>Antal delar:</text:p>
          </table:table-cell>
          <table:table-cell table:style-name="ce8"/>
          <table:table-cell table:number-columns-repeated="3"/>
          <table:table-cell table:style-name="ce6" office:value-type="string" calcext:value-type="string">
            <text:p>Antal delar:</text:p>
          </table:table-cell>
          <table:table-cell table:number-columns-repeated="1016"/>
        </table:table-row>
        <table:table-row table:style-name="ro4">
          <table:table-cell table:style-name="ce3" table:formula="of:=[$Specifikation.B2]" office:value-type="string" office:string-value="Sida invändigt" calcext:value-type="string">
            <text:p>Sida invändigt</text:p>
          </table:table-cell>
          <table:table-cell table:formula="of:=[$Specifikation.C3]&amp;[$Specifikation.I15]&amp;[$Specifikation.D3]&amp;[$Specifikation.I15]&amp;[$Specifikation.E3]" office:value-type="string" office:string-value="443 x 213 x 4" calcext:value-type="string">
            <text:p>443 x 213 x 4</text:p>
          </table:table-cell>
          <table:table-cell table:formula="of:=[.B1]*[$Specifikation.F3]" office:value-type="float" office:value="2" calcext:value-type="float">
            <text:p>2</text:p>
          </table:table-cell>
          <table:table-cell table:style-name="ce8"/>
          <table:table-cell/>
          <table:table-cell table:formula="of:=[$Specifikation.H2]" office:value-type="string" office:string-value="Ram överliggare" calcext:value-type="string">
            <text:p>Ram överliggare</text:p>
          </table:table-cell>
          <table:table-cell table:formula="of:=[$Specifikation.I2]&amp;[$Specifikation.I15]&amp;[$Specifikation.J2]&amp;[$Specifikation.I15]&amp;[$Specifikation.K2]" office:value-type="string" office:string-value="25 x 10 x 396" calcext:value-type="string">
            <text:p>25 x 10 x 396</text:p>
          </table:table-cell>
          <table:table-cell table:formula="of:=[.G1]*[$Specifikation.L2]" office:value-type="float" office:value="10" calcext:value-type="float">
            <text:p>10</text:p>
          </table:table-cell>
          <table:table-cell table:number-columns-repeated="1016"/>
        </table:table-row>
        <table:table-row table:style-name="ro4">
          <table:table-cell table:style-name="ce3" table:formula="of:=[$Specifikation.B5]" office:value-type="string" office:string-value="Gavel invändigt" calcext:value-type="string">
            <text:p>Gavel invändigt</text:p>
          </table:table-cell>
          <table:table-cell table:formula="of:=[$Specifikation.C6]&amp;[$Specifikation.I15]&amp;[$Specifikation.D6]&amp;[$Specifikation.I15]&amp;[$Specifikation.E6]" office:value-type="string" office:string-value="382 x 227 x 4" calcext:value-type="string">
            <text:p>382 x 227 x 4</text:p>
          </table:table-cell>
          <table:table-cell table:formula="of:=[.B1]*[$Specifikation.F6]" office:value-type="float" office:value="2" calcext:value-type="float">
            <text:p>2</text:p>
          </table:table-cell>
          <table:table-cell table:style-name="ce8"/>
          <table:table-cell/>
          <table:table-cell table:formula="of:=[$Specifikation.H5]" office:value-type="string" office:string-value="Ram sida" calcext:value-type="string">
            <text:p>Ram sida</text:p>
          </table:table-cell>
          <table:table-cell table:formula="of:=[$Specifikation.I5]&amp;[$Specifikation.I15]&amp;[$Specifikation.J5]&amp;[$Specifikation.I15]&amp;[$Specifikation.K5]" office:value-type="string" office:string-value="25 x 10 x 212" calcext:value-type="string">
            <text:p>25 x 10 x 212</text:p>
          </table:table-cell>
          <table:table-cell table:formula="of:=[.G1]*[$Specifikation.L5]" office:value-type="float" office:value="20" calcext:value-type="float">
            <text:p>20</text:p>
          </table:table-cell>
          <table:table-cell table:number-columns-repeated="1016"/>
        </table:table-row>
        <table:table-row table:style-name="ro4">
          <table:table-cell table:style-name="ce3" table:formula="of:=[$Specifikation.B8]" office:value-type="string" office:string-value="Sida utvändigt" calcext:value-type="string">
            <text:p>Sida utvändigt</text:p>
          </table:table-cell>
          <table:table-cell table:formula="of:=[$Specifikation.C9]&amp;[$Specifikation.I15]&amp;[$Specifikation.D9]&amp;[$Specifikation.I15]&amp;[$Specifikation.E9]" office:value-type="string" office:string-value="446 x 227 x 3,2" calcext:value-type="string">
            <text:p>446 x 227 x 3,2</text:p>
          </table:table-cell>
          <table:table-cell table:formula="of:=[.B1]*[$Specifikation.F9]" office:value-type="float" office:value="2" calcext:value-type="float">
            <text:p>2</text:p>
          </table:table-cell>
          <table:table-cell table:style-name="ce8"/>
          <table:table-cell/>
          <table:table-cell table:formula="of:=[$Specifikation.H8]" office:value-type="string" office:string-value="Ram under" calcext:value-type="string">
            <text:p>Ram under</text:p>
          </table:table-cell>
          <table:table-cell table:formula="of:=[$Specifikation.I8]&amp;[$Specifikation.I15]&amp;[$Specifikation.J8]&amp;[$Specifikation.I15]&amp;[$Specifikation.K8]" office:value-type="string" office:string-value="25 x 10 x 366" calcext:value-type="string">
            <text:p>25 x 10 x 366</text:p>
          </table:table-cell>
          <table:table-cell table:formula="of:=[.G1]*[$Specifikation.L8]" office:value-type="float" office:value="10" calcext:value-type="float">
            <text:p>10</text:p>
          </table:table-cell>
          <table:table-cell table:number-columns-repeated="1016"/>
        </table:table-row>
        <table:table-row table:style-name="ro4">
          <table:table-cell table:style-name="ce3" table:formula="of:=[$Specifikation.B11]" office:value-type="string" office:string-value="Gavel utvändigt" calcext:value-type="string">
            <text:p>Gavel utvändigt</text:p>
          </table:table-cell>
          <table:table-cell table:formula="of:=[$Specifikation.C12]&amp;[$Specifikation.I15]&amp;[$Specifikation.D12]&amp;[$Specifikation.I15]&amp;[$Specifikation.E12]" office:value-type="string" office:string-value="460 x 227 x 3,2" calcext:value-type="string">
            <text:p>460 x 227 x 3,2</text:p>
          </table:table-cell>
          <table:table-cell table:formula="of:=[.B1]*[$Specifikation.F12]" office:value-type="float" office:value="2" calcext:value-type="float">
            <text:p>2</text:p>
          </table:table-cell>
          <table:table-cell table:style-name="ce8"/>
          <table:table-cell table:number-columns-repeated="2"/>
          <table:table-cell table:style-name="ce6" office:value-type="string" calcext:value-type="string">
            <text:p>Totalt:</text:p>
          </table:table-cell>
          <table:table-cell table:formula="of:=SUM([.H4:.H6])" office:value-type="float" office:value="40" calcext:value-type="float">
            <text:p>40</text:p>
          </table:table-cell>
          <table:table-cell table:number-columns-repeated="1016"/>
        </table:table-row>
        <table:table-row table:style-name="ro4">
          <table:table-cell table:style-name="ce3" table:formula="of:=[$Specifikation.B15]" office:value-type="string" office:string-value="Sida bärlist" calcext:value-type="string">
            <text:p>Sida bärlist</text:p>
          </table:table-cell>
          <table:table-cell table:formula="of:=[$Specifikation.C16]&amp;[$Specifikation.I15]&amp;[$Specifikation.D16]&amp;[$Specifikation.I15]&amp;[$Specifikation.E16]" office:value-type="string" office:string-value="28 x 34 x 445" calcext:value-type="string">
            <text:p>28 x 34 x 445</text:p>
          </table:table-cell>
          <table:table-cell table:formula="of:=[.B1]*[$Specifikation.F16]" office:value-type="float" office:value="2" calcext:value-type="float">
            <text:p>2</text:p>
          </table:table-cell>
          <table:table-cell table:style-name="ce8"/>
          <table:table-cell table:number-columns-repeated="1020"/>
        </table:table-row>
        <table:table-row table:style-name="ro4">
          <table:table-cell table:style-name="ce3" table:formula="of:=[$Specifikation.B18]" office:value-type="string" office:string-value="Sida underlist" calcext:value-type="string">
            <text:p>Sida underlist</text:p>
          </table:table-cell>
          <table:table-cell table:formula="of:=[$Specifikation.C19]&amp;[$Specifikation.I15]&amp;[$Specifikation.D19]&amp;[$Specifikation.I15]&amp;[$Specifikation.E19]" office:value-type="string" office:string-value="28 x 16 x 445" calcext:value-type="string">
            <text:p>28 x 16 x 445</text:p>
          </table:table-cell>
          <table:table-cell table:formula="of:=[.B1]*[$Specifikation.F19]" office:value-type="float" office:value="2" calcext:value-type="float">
            <text:p>2</text:p>
          </table:table-cell>
          <table:table-cell table:style-name="ce8"/>
          <table:table-cell table:number-columns-repeated="1020"/>
        </table:table-row>
        <table:table-row table:style-name="ro4">
          <table:table-cell table:style-name="ce3" table:formula="of:=[$Specifikation.B21]" office:value-type="string" office:string-value="Sida greppurtag" calcext:value-type="string">
            <text:p>Sida greppurtag</text:p>
          </table:table-cell>
          <table:table-cell table:formula="of:=[$Specifikation.C22]&amp;[$Specifikation.I15]&amp;[$Specifikation.D22]&amp;[$Specifikation.I15]&amp;[$Specifikation.E22]" office:value-type="string" office:string-value="28 x 16 x 180" calcext:value-type="string">
            <text:p>28 x 16 x 180</text:p>
          </table:table-cell>
          <table:table-cell table:formula="of:=[.B1]*[$Specifikation.F22]" office:value-type="float" office:value="2" calcext:value-type="float">
            <text:p>2</text:p>
          </table:table-cell>
          <table:table-cell table:style-name="ce8"/>
          <table:table-cell table:number-columns-repeated="1020"/>
        </table:table-row>
        <table:table-row table:style-name="ro4">
          <table:table-cell table:style-name="ce3" table:formula="of:=[$Specifikation.B24]" office:value-type="string" office:string-value="Sida mellanlägg" calcext:value-type="string">
            <text:p>Sida mellanlägg</text:p>
          </table:table-cell>
          <table:table-cell table:formula="of:=[$Specifikation.C25]&amp;[$Specifikation.I15]&amp;[$Specifikation.D25]&amp;[$Specifikation.I15]&amp;[$Specifikation.E25]" office:value-type="string" office:string-value="28 x 22 x 35" calcext:value-type="string">
            <text:p>28 x 22 x 35</text:p>
          </table:table-cell>
          <table:table-cell table:formula="of:=[.B1]*[$Specifikation.F25]" office:value-type="float" office:value="4" calcext:value-type="float">
            <text:p>4</text:p>
          </table:table-cell>
          <table:table-cell table:style-name="ce8"/>
          <table:table-cell table:number-columns-repeated="1020"/>
        </table:table-row>
        <table:table-row table:style-name="ro4">
          <table:table-cell table:style-name="ce3" table:formula="of:=[$Specifikation.B27]" office:value-type="string" office:string-value="Vertikal list" calcext:value-type="string">
            <text:p>Vertikal list</text:p>
          </table:table-cell>
          <table:table-cell table:formula="of:=[$Specifikation.C28]&amp;[$Specifikation.I15]&amp;[$Specifikation.D28]&amp;[$Specifikation.I15]&amp;[$Specifikation.E28]" office:value-type="string" office:string-value="28 x 22 x 196" calcext:value-type="string">
            <text:p>28 x 22 x 196</text:p>
          </table:table-cell>
          <table:table-cell table:formula="of:=[.B1]*[$Specifikation.F28]" office:value-type="float" office:value="4" calcext:value-type="float">
            <text:p>4</text:p>
          </table:table-cell>
          <table:table-cell table:style-name="ce8"/>
          <table:table-cell table:number-columns-repeated="1020"/>
        </table:table-row>
        <table:table-row table:style-name="ro4">
          <table:table-cell table:style-name="ce3" table:formula="of:=[$Specifikation.B30]" office:value-type="string" office:string-value="Gavel överlist" calcext:value-type="string">
            <text:p>Gavel överlist</text:p>
          </table:table-cell>
          <table:table-cell table:formula="of:=[$Specifikation.C31]&amp;[$Specifikation.I15]&amp;[$Specifikation.D31]&amp;[$Specifikation.I15]&amp;[$Specifikation.E31]" office:value-type="string" office:string-value="28 x 16 x 405" calcext:value-type="string">
            <text:p>28 x 16 x 405</text:p>
          </table:table-cell>
          <table:table-cell table:formula="of:=[.B1]*[$Specifikation.F31]" office:value-type="float" office:value="2" calcext:value-type="float">
            <text:p>2</text:p>
          </table:table-cell>
          <table:table-cell table:style-name="ce8"/>
          <table:table-cell table:number-columns-repeated="1020"/>
        </table:table-row>
        <table:table-row table:style-name="ro4">
          <table:table-cell table:style-name="ce3" table:formula="of:=[$Specifikation.B33]" office:value-type="string" office:string-value="Gavel underlist" calcext:value-type="string">
            <text:p>Gavel underlist</text:p>
          </table:table-cell>
          <table:table-cell table:formula="of:=[$Specifikation.C34]&amp;[$Specifikation.I15]&amp;[$Specifikation.D34]&amp;[$Specifikation.I15]&amp;[$Specifikation.E34]" office:value-type="string" office:string-value="28 x 16 x 381" calcext:value-type="string">
            <text:p>28 x 16 x 381</text:p>
          </table:table-cell>
          <table:table-cell table:formula="of:=[.B1]*[$Specifikation.F34]" office:value-type="float" office:value="2" calcext:value-type="float">
            <text:p>2</text:p>
          </table:table-cell>
          <table:table-cell table:style-name="ce8"/>
          <table:table-cell table:number-columns-repeated="1020"/>
        </table:table-row>
        <table:table-row table:style-name="ro4">
          <table:table-cell table:style-name="ce3"/>
          <table:table-cell table:style-name="ce6" office:value-type="string" calcext:value-type="string">
            <text:p>Totalt:</text:p>
          </table:table-cell>
          <table:table-cell table:style-name="ce7" table:formula="of:=SUM([.C4:.C14])" office:value-type="float" office:value="26" calcext:value-type="float">
            <text:p>26</text:p>
          </table:table-cell>
          <table:table-cell table:style-name="ce8"/>
          <table:table-cell table:number-columns-repeated="1020"/>
        </table:table-row>
        <table:table-row table:style-name="ro4">
          <table:table-cell table:style-name="ce3"/>
          <table:table-cell table:number-columns-repeated="2"/>
          <table:table-cell table:style-name="ce8"/>
          <table:table-cell table:number-columns-repeated="1020"/>
        </table:table-row>
        <table:table-row table:style-name="ro4">
          <table:table-cell table:style-name="ce3" office:value-type="string" calcext:value-type="string">
            <text:p>plywood</text:p>
          </table:table-cell>
          <table:table-cell table:formula="of:=[$Specifikation.E3]&amp;[$Specifikation.I16]" office:value-type="string" office:string-value="4 mm" calcext:value-type="string">
            <text:p>4 mm</text:p>
          </table:table-cell>
          <table:table-cell table:formula="of:=[.B1]*[$Specifikation.F3]*[$Specifikation.C3]*[$Specifikation.D3]+[.B1]*[$Specifikation.F6]*[$Specifikation.C6]*[$Specifikation.D6]" office:value-type="float" office:value="362146" calcext:value-type="float">
            <text:p>362146</text:p>
          </table:table-cell>
          <table:table-cell table:style-name="ce22" table:formula="of:=[.C17]/1000000&amp;[$Specifikation.I18]" office:value-type="string" office:string-value="0,362146 m2" calcext:value-type="string">
            <text:p>0,362146 m2</text:p>
          </table:table-cell>
          <table:table-cell/>
          <table:table-cell table:formula="of:=[$Specifikation.H3]" office:value-type="string" office:string-value="furu" calcext:value-type="string">
            <text:p>furu</text:p>
          </table:table-cell>
          <table:table-cell table:formula="of:=[$Specifikation.I2]&amp;[$Specifikation.I15]&amp;[$Specifikation.J2]&amp;[$Specifikation.I16]" office:value-type="string" office:string-value="25 x 10 mm" calcext:value-type="string">
            <text:p>25 x 10 mm</text:p>
          </table:table-cell>
          <table:table-cell table:formula="of:=[.G1]*[$Specifikation.L2]*[$Specifikation.K2]+[.G1]*[$Specifikation.L5]*[$Specifikation.K5]+[.G1]*[$Specifikation.L8]*[$Specifikation.K8]" office:value-type="float" office:value="11860" calcext:value-type="float">
            <text:p>11860</text:p>
          </table:table-cell>
          <table:table-cell table:style-name="ce23" table:formula="of:=[.H17]/1000&amp;[$Specifikation.I17]" office:value-type="string" office:string-value="11,86 m" calcext:value-type="string">
            <text:p>11,86 m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masonit</text:p>
          </table:table-cell>
          <table:table-cell table:formula="of:=[$Specifikation.E9]&amp;[$Specifikation.I16]" office:value-type="string" office:string-value="3,2 mm" calcext:value-type="string">
            <text:p>3,2 mm</text:p>
          </table:table-cell>
          <table:table-cell table:formula="of:=[.B1]*[$Specifikation.F9]*[$Specifikation.C9]*[$Specifikation.D9]+[.B1]*[$Specifikation.F12]*[$Specifikation.C12]*[$Specifikation.D12]" office:value-type="float" office:value="411324" calcext:value-type="float">
            <text:p>411324</text:p>
          </table:table-cell>
          <table:table-cell table:style-name="ce22" table:formula="of:=[.C18]/1000000&amp;[$Specifikation.I18]" office:value-type="string" office:string-value="0,411324 m2" calcext:value-type="string">
            <text:p>0,411324 m2</text:p>
          </table:table-cell>
          <table:table-cell table:number-columns-repeated="1020"/>
        </table:table-row>
        <table:table-row table:style-name="ro4">
          <table:table-cell table:style-name="ce3" table:formula="of:=[$Specifikation.B16]" office:value-type="string" office:string-value="gran/furu" calcext:value-type="string">
            <text:p>gran/furu</text:p>
          </table:table-cell>
          <table:table-cell table:formula="of:=[$Specifikation.C16]&amp;[$Specifikation.I15]&amp;[$Specifikation.D16]&amp;[$Specifikation.I16]" office:value-type="string" office:string-value="28 x 34 mm" calcext:value-type="string">
            <text:p>28 x 34 mm</text:p>
          </table:table-cell>
          <table:table-cell table:formula="of:=[.C8]*[$Specifikation.E16]" office:value-type="float" office:value="890" calcext:value-type="float">
            <text:p>890</text:p>
          </table:table-cell>
          <table:table-cell table:style-name="ce22" table:formula="of:=[.C19]/1000&amp;[$Specifikation.I17]" office:value-type="string" office:string-value="0,89 m" calcext:value-type="string">
            <text:p>0,89 m</text:p>
          </table:table-cell>
          <table:table-cell table:number-columns-repeated="1020"/>
        </table:table-row>
        <table:table-row table:style-name="ro4">
          <table:table-cell table:style-name="ce4" table:formula="of:=[$Specifikation.B16]" office:value-type="string" office:string-value="gran/furu" calcext:value-type="string">
            <text:p>gran/furu</text:p>
          </table:table-cell>
          <table:table-cell table:formula="of:=[$Specifikation.C19]&amp;[$Specifikation.I15]&amp;[$Specifikation.D19]&amp;[$Specifikation.I16]" office:value-type="string" office:string-value="28 x 16 mm" calcext:value-type="string">
            <text:p>28 x 16 mm</text:p>
          </table:table-cell>
          <table:table-cell table:formula="of:=[.C9]*[$Specifikation.E19]+[.C10]*[$Specifikation.E22]+[.C13]*[$Specifikation.E31]+[.C14]*[$Specifikation.E34]" office:value-type="float" office:value="2822" calcext:value-type="float">
            <text:p>2822</text:p>
          </table:table-cell>
          <table:table-cell table:style-name="ce22" table:formula="of:=[.C20]/1000&amp;[$Specifikation.I17]" office:value-type="string" office:string-value="2,822 m" calcext:value-type="string">
            <text:p>2,822 m</text:p>
          </table:table-cell>
          <table:table-cell table:number-columns-repeated="1020"/>
        </table:table-row>
        <table:table-row table:style-name="ro4">
          <table:table-cell table:style-name="ce4" table:formula="of:=[$Specifikation.B16]" office:value-type="string" office:string-value="gran/furu" calcext:value-type="string">
            <text:p>gran/furu</text:p>
          </table:table-cell>
          <table:table-cell table:formula="of:=[$Specifikation.C25]&amp;[$Specifikation.I15]&amp;[$Specifikation.D25]&amp;[$Specifikation.I16]" office:value-type="string" office:string-value="28 x 22 mm" calcext:value-type="string">
            <text:p>28 x 22 mm</text:p>
          </table:table-cell>
          <table:table-cell table:formula="of:=[.C11]*[$Specifikation.E25]+[.C12]*[$Specifikation.E28]" office:value-type="float" office:value="924" calcext:value-type="float">
            <text:p>924</text:p>
          </table:table-cell>
          <table:table-cell table:style-name="ce22" table:formula="of:=[.C21]/1000&amp;[$Specifikation.I17]" office:value-type="string" office:string-value="0,924 m" calcext:value-type="string">
            <text:p>0,924 m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8"/>
          <table:table-cell table:number-columns-repeated="1020"/>
        </table:table-row>
        <table:table-row table:style-name="ro4">
          <table:table-cell office:value-type="string" calcext:value-type="string">
            <text:p>lämplig dimension</text:p>
          </table:table-cell>
          <table:table-cell office:value-type="string" calcext:value-type="string">
            <text:p>28x70 / 28x95</text:p>
          </table:table-cell>
          <table:table-cell/>
          <table:table-cell table:style-name="ce8"/>
          <table:table-cell table:number-columns-repeated="1020"/>
        </table:table-row>
        <table:table-row table:style-name="ro4" table:number-rows-repeated="981">
          <table:table-cell table:number-columns-repeated="3"/>
          <table:table-cell table:style-name="ce8"/>
          <table:table-cell table:number-columns-repeated="1020"/>
        </table:table-row>
        <table:table-row table:style-name="ro2" table:number-rows-repeated="1047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ecifikation" table:style-name="ta2"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number-columns-repeated="1016" table:default-cell-style-name="Default"/>
        <table:table-row table:style-name="ro3">
          <table:table-cell table:number-columns-repeated="2"/>
          <table:table-cell table:style-name="ce24" office:value-type="string" calcext:value-type="string">
            <text:p>Bredd</text:p>
          </table:table-cell>
          <table:table-cell table:style-name="ce24" office:value-type="string" calcext:value-type="string">
            <text:p>Höjd</text:p>
          </table:table-cell>
          <table:table-cell table:style-name="ce24" office:value-type="string" calcext:value-type="string">
            <text:p>Längd (tjocklek)</text:p>
          </table:table-cell>
          <table:table-cell table:style-name="ce24" office:value-type="string" calcext:value-type="string">
            <text:p>Antal</text:p>
          </table:table-cell>
          <table:table-cell table:number-columns-repeated="2"/>
          <table:table-cell table:style-name="ce24" office:value-type="string" calcext:value-type="string">
            <text:p>Bredd</text:p>
          </table:table-cell>
          <table:table-cell table:style-name="ce24" office:value-type="string" calcext:value-type="string">
            <text:p>Höjd</text:p>
          </table:table-cell>
          <table:table-cell table:style-name="ce24" office:value-type="string" calcext:value-type="string">
            <text:p>Längd (tjocklek)</text:p>
          </table:table-cell>
          <table:table-cell table:style-name="ce24" office:value-type="string" calcext:value-type="string">
            <text:p>Antal</text:p>
          </table:table-cell>
          <table:table-cell table:number-columns-repeated="1012"/>
        </table:table-row>
        <table:table-row table:style-name="ro3">
          <table:table-cell/>
          <table:table-cell table:style-name="ce24" office:value-type="string" calcext:value-type="string">
            <text:p>Sida invändigt</text:p>
          </table:table-cell>
          <table:table-cell table:number-columns-repeated="3"/>
          <table:table-cell table:style-name="ce25"/>
          <table:table-cell/>
          <table:table-cell table:style-name="ce24" office:value-type="string" calcext:value-type="string">
            <text:p>Ram överliggare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96" calcext:value-type="float">
            <text:p>396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table:style-name="ce24" office:value-type="string" calcext:value-type="string">
            <text:p>Plywood</text:p>
          </table:table-cell>
          <table:table-cell table:style-name="ce24" office:value-type="float" office:value="443" calcext:value-type="float">
            <text:p>443</text:p>
          </table:table-cell>
          <table:table-cell table:style-name="ce24" office:value-type="float" office:value="213" calcext:value-type="float">
            <text:p>21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/>
          <table:table-cell table:style-name="ce24" office:value-type="string" calcext:value-type="string">
            <text:p>furu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25"/>
          <table:table-cell table:number-columns-repeated="1018"/>
        </table:table-row>
        <table:table-row table:style-name="ro3">
          <table:table-cell/>
          <table:table-cell table:style-name="ce24" office:value-type="string" calcext:value-type="string">
            <text:p>Gavel invändigt</text:p>
          </table:table-cell>
          <table:table-cell table:number-columns-repeated="3"/>
          <table:table-cell table:style-name="ce25"/>
          <table:table-cell/>
          <table:table-cell table:style-name="ce24" office:value-type="string" calcext:value-type="string">
            <text:p>Ram sida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12" calcext:value-type="float">
            <text:p>212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/>
          <table:table-cell table:style-name="ce24" office:value-type="string" calcext:value-type="string">
            <text:p>Plywood</text:p>
          </table:table-cell>
          <table:table-cell table:style-name="ce24" office:value-type="float" office:value="382" calcext:value-type="float">
            <text:p>382</text:p>
          </table:table-cell>
          <table:table-cell table:style-name="ce24" office:value-type="float" office:value="227" calcext:value-type="float">
            <text:p>22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/>
          <table:table-cell table:style-name="ce24" office:value-type="string" calcext:value-type="string">
            <text:p>furu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25"/>
          <table:table-cell table:number-columns-repeated="1018"/>
        </table:table-row>
        <table:table-row table:style-name="ro3">
          <table:table-cell/>
          <table:table-cell table:style-name="ce24" office:value-type="string" calcext:value-type="string">
            <text:p>Sida utvändigt</text:p>
          </table:table-cell>
          <table:table-cell table:number-columns-repeated="3"/>
          <table:table-cell table:style-name="ce25"/>
          <table:table-cell/>
          <table:table-cell table:style-name="ce24" office:value-type="string" calcext:value-type="string">
            <text:p>Ram under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66" calcext:value-type="float">
            <text:p>366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table:style-name="ce24" office:value-type="string" calcext:value-type="string">
            <text:p>Masonit</text:p>
          </table:table-cell>
          <table:table-cell table:style-name="ce24" office:value-type="float" office:value="446" calcext:value-type="float">
            <text:p>446</text:p>
          </table:table-cell>
          <table:table-cell table:style-name="ce24" office:value-type="float" office:value="227" calcext:value-type="float">
            <text:p>227</text:p>
          </table:table-cell>
          <table:table-cell table:style-name="ce24" office:value-type="float" office:value="3.2" calcext:value-type="float">
            <text:p>3,2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25"/>
          <table:table-cell table:number-columns-repeated="1018"/>
        </table:table-row>
        <table:table-row table:style-name="ro3">
          <table:table-cell/>
          <table:table-cell table:style-name="ce24" office:value-type="string" calcext:value-type="string">
            <text:p>Gavel utvändigt</text:p>
          </table:table-cell>
          <table:table-cell table:number-columns-repeated="3"/>
          <table:table-cell table:style-name="ce25"/>
          <table:table-cell table:number-columns-repeated="1018"/>
        </table:table-row>
        <table:table-row table:style-name="ro3">
          <table:table-cell/>
          <table:table-cell table:style-name="ce24" office:value-type="string" calcext:value-type="string">
            <text:p>Masonit</text:p>
          </table:table-cell>
          <table:table-cell table:style-name="ce24" office:value-type="float" office:value="460" calcext:value-type="float">
            <text:p>460</text:p>
          </table:table-cell>
          <table:table-cell table:style-name="ce24" office:value-type="float" office:value="227" calcext:value-type="float">
            <text:p>227</text:p>
          </table:table-cell>
          <table:table-cell table:style-name="ce24" office:value-type="float" office:value="3.2" calcext:value-type="float">
            <text:p>3,2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8"/>
        </table:table-row>
        <table:table-row table:style-name="ro3" table:number-rows-repeated="2">
          <table:table-cell table:number-columns-repeated="5"/>
          <table:table-cell table:style-name="ce25"/>
          <table:table-cell table:number-columns-repeated="1018"/>
        </table:table-row>
        <table:table-row table:style-name="ro3">
          <table:table-cell/>
          <table:table-cell table:style-name="ce24" office:value-type="string" calcext:value-type="string">
            <text:p>Sida bärlist</text:p>
          </table:table-cell>
          <table:table-cell table:number-columns-repeated="3"/>
          <table:table-cell table:style-name="ce25"/>
          <table:table-cell/>
          <table:table-cell table:style-name="ce24" office:value-type="string" calcext:value-type="string">
            <text:p>Skiljetecken:</text:p>
          </table:table-cell>
          <table:table-cell table:style-name="ce24" office:value-type="string" calcext:value-type="string">
            <text:p><text:s/>x </text:p>
          </table:table-cell>
          <table:table-cell table:number-columns-repeated="1015"/>
        </table:table-row>
        <table:table-row table:style-name="ro3">
          <table:table-cell/>
          <table:table-cell table:style-name="ce24" office:value-type="string" calcext:value-type="string">
            <text:p>gran/furu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445" calcext:value-type="float">
            <text:p>445</text:p>
          </table:table-cell>
          <table:table-cell table:style-name="ce24" office:value-type="float" office:value="2" calcext:value-type="float">
            <text:p>2</text:p>
          </table:table-cell>
          <table:table-cell/>
          <table:table-cell table:style-name="ce24" office:value-type="string" calcext:value-type="string">
            <text:p>Millimeter:</text:p>
          </table:table-cell>
          <table:table-cell table:style-name="ce24" office:value-type="string" calcext:value-type="string">
            <text:p><text:s/>mm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25"/>
          <table:table-cell/>
          <table:table-cell table:style-name="ce24" office:value-type="string" calcext:value-type="string">
            <text:p>Meter:</text:p>
          </table:table-cell>
          <table:table-cell table:style-name="ce24" office:value-type="string" calcext:value-type="string">
            <text:p><text:s/>m</text:p>
          </table:table-cell>
          <table:table-cell table:number-columns-repeated="1015"/>
        </table:table-row>
        <table:table-row table:style-name="ro3">
          <table:table-cell/>
          <table:table-cell table:style-name="ce24" office:value-type="string" calcext:value-type="string">
            <text:p>Sida underlist</text:p>
          </table:table-cell>
          <table:table-cell table:number-columns-repeated="3"/>
          <table:table-cell table:style-name="ce25"/>
          <table:table-cell/>
          <table:table-cell table:style-name="ce24" office:value-type="string" calcext:value-type="string">
            <text:p>Kvadratmeter:</text:p>
          </table:table-cell>
          <table:table-cell table:style-name="ce24" office:value-type="string" calcext:value-type="string">
            <text:p><text:s/>m2</text:p>
          </table:table-cell>
          <table:table-cell table:number-columns-repeated="1015"/>
        </table:table-row>
        <table:table-row table:style-name="ro3">
          <table:table-cell/>
          <table:table-cell table:style-name="ce24" office:value-type="string" calcext:value-type="string">
            <text:p>gran/furu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445" calcext:value-type="float">
            <text:p>445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25"/>
          <table:table-cell table:number-columns-repeated="1018"/>
        </table:table-row>
        <table:table-row table:style-name="ro3">
          <table:table-cell/>
          <table:table-cell table:style-name="ce24" office:value-type="string" calcext:value-type="string">
            <text:p>Sida greppurtag</text:p>
          </table:table-cell>
          <table:table-cell table:number-columns-repeated="3"/>
          <table:table-cell table:style-name="ce25"/>
          <table:table-cell table:number-columns-repeated="1018"/>
        </table:table-row>
        <table:table-row table:style-name="ro3">
          <table:table-cell/>
          <table:table-cell table:style-name="ce24" office:value-type="string" calcext:value-type="string">
            <text:p>gran/furu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25"/>
          <table:table-cell table:number-columns-repeated="1018"/>
        </table:table-row>
        <table:table-row table:style-name="ro3">
          <table:table-cell/>
          <table:table-cell table:style-name="ce24" office:value-type="string" calcext:value-type="string">
            <text:p>Sida mellanlägg</text:p>
          </table:table-cell>
          <table:table-cell table:number-columns-repeated="3"/>
          <table:table-cell table:style-name="ce25"/>
          <table:table-cell table:number-columns-repeated="1018"/>
        </table:table-row>
        <table:table-row table:style-name="ro3">
          <table:table-cell/>
          <table:table-cell table:style-name="ce24" office:value-type="string" calcext:value-type="string">
            <text:p>gran/furu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25"/>
          <table:table-cell table:number-columns-repeated="1018"/>
        </table:table-row>
        <table:table-row table:style-name="ro3">
          <table:table-cell/>
          <table:table-cell table:style-name="ce24" office:value-type="string" calcext:value-type="string">
            <text:p>Vertikal list</text:p>
          </table:table-cell>
          <table:table-cell table:number-columns-repeated="3"/>
          <table:table-cell table:style-name="ce25"/>
          <table:table-cell table:number-columns-repeated="1018"/>
        </table:table-row>
        <table:table-row table:style-name="ro3">
          <table:table-cell/>
          <table:table-cell table:style-name="ce24" office:value-type="string" calcext:value-type="string">
            <text:p>gran/furu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96" calcext:value-type="float">
            <text:p>196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25"/>
          <table:table-cell table:number-columns-repeated="1018"/>
        </table:table-row>
        <table:table-row table:style-name="ro3">
          <table:table-cell/>
          <table:table-cell table:style-name="ce24" office:value-type="string" calcext:value-type="string">
            <text:p>Gavel överlist</text:p>
          </table:table-cell>
          <table:table-cell table:number-columns-repeated="3"/>
          <table:table-cell table:style-name="ce25"/>
          <table:table-cell table:number-columns-repeated="1018"/>
        </table:table-row>
        <table:table-row table:style-name="ro3">
          <table:table-cell/>
          <table:table-cell table:style-name="ce24" office:value-type="string" calcext:value-type="string">
            <text:p>gran/furu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405" calcext:value-type="float">
            <text:p>405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25"/>
          <table:table-cell table:number-columns-repeated="1018"/>
        </table:table-row>
        <table:table-row table:style-name="ro3">
          <table:table-cell/>
          <table:table-cell table:style-name="ce24" office:value-type="string" calcext:value-type="string">
            <text:p>Gavel underlist</text:p>
          </table:table-cell>
          <table:table-cell table:number-columns-repeated="3"/>
          <table:table-cell table:style-name="ce25"/>
          <table:table-cell table:number-columns-repeated="1018"/>
        </table:table-row>
        <table:table-row table:style-name="ro3">
          <table:table-cell/>
          <table:table-cell table:style-name="ce24" office:value-type="string" calcext:value-type="string">
            <text:p>gran/furu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381" calcext:value-type="float">
            <text:p>38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8"/>
        </table:table-row>
        <table:table-row table:style-name="ro3" table:number-rows-repeated="966">
          <table:table-cell table:number-columns-repeated="5"/>
          <table:table-cell table:style-name="ce25"/>
          <table:table-cell table:number-columns-repeated="101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 number:title="User-defined">
      <number:month number:style="long"/>
    </number:date-style>
    <number:number-style style:name="N10108P0" style:volatile="true" number:language="sv" number:country="SE">
      <number:number number:decimal-places="0" loext:min-decimal-places="0" number:min-integer-digits="1" number:grouping="true"/>
      <number:text> kr</number:text>
    </number:number-style>
    <number:number-style style:name="N10108" number:language="sv" number:country="SE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0108P0"/>
    </number:number-style>
    <number:number-style style:name="N10109P0" style:volatile="true" number:language="sv" number:country="SE">
      <number:number number:decimal-places="0" loext:min-decimal-places="0" number:min-integer-digits="1" number:grouping="true"/>
      <number:text> kr</number:text>
    </number:number-style>
    <number:number-style style:name="N10109" number:language="sv" number:country="SE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0109P0"/>
    </number:number-style>
    <number:number-style style:name="N10111P0" style:volatile="true" number:language="sv" number:country="SE">
      <number:number number:decimal-places="2" loext:min-decimal-places="2" number:min-integer-digits="1" number:grouping="true"/>
      <number:text> kr</number:text>
    </number:number-style>
    <number:number-style style:name="N10111" number:language="sv" number:country="SE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0111P0"/>
    </number:number-style>
    <number:number-style style:name="N10112P0" style:volatile="true" number:language="sv" number:country="SE">
      <number:number number:decimal-places="2" loext:min-decimal-places="2" number:min-integer-digits="1" number:grouping="true"/>
      <number:text> kr</number:text>
    </number:number-style>
    <number:number-style style:name="N10112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0112P0"/>
    </number:number-style>
    <number:date-style style:name="N10113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10114" number:language="sv" number:country="SE">
      <number:day number:style="long"/>
      <number:text>-</number:text>
      <number:month number:textual="true"/>
    </number:date-style>
    <number:date-style style:name="N10115" number:language="sv" number:country="SE">
      <number:month number:textual="true"/>
      <number:text>-</number:text>
      <number:year/>
    </number:date-style>
    <number:time-style style:name="N10116" number:language="sv" number:country="SE">
      <number:hours/>
      <number:text>:</number:text>
      <number:minutes number:style="long"/>
      <number:text> </number:text>
      <number:am-pm/>
    </number:time-style>
    <number:time-style style:name="N10117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sv" number:country="SE">
      <number:number number:decimal-places="0" loext:min-decimal-places="0" number:min-integer-digits="1" number:grouping="true"/>
      <number:text>    </number:text>
    </number:number-style>
    <number:number-style style:name="N10120" number:language="sv" number:country="SE"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20P0"/>
    </number:number-style>
    <number:number-style style:name="N10121P0" style:volatile="true" number:language="sv" number:country="SE">
      <number:number number:decimal-places="0" loext:min-decimal-places="0" number:min-integer-digits="1" number:grouping="true"/>
      <number:text>    </number:text>
    </number:number-style>
    <number:number-style style:name="N10121" number:language="sv" number:country="SE">
      <style:text-properties fo:color="#ff0000"/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21P0"/>
    </number:number-style>
    <number:number-style style:name="N10123P0" style:volatile="true" number:language="sv" number:country="SE">
      <number:number number:decimal-places="2" loext:min-decimal-places="2" number:min-integer-digits="1" number:grouping="true"/>
      <number:text>    </number:text>
    </number:number-style>
    <number:number-style style:name="N10123" number:language="sv" number:country="SE"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23P0"/>
    </number:number-style>
    <number:number-style style:name="N10124P0" style:volatile="true" number:language="sv" number:country="SE">
      <number:number number:decimal-places="2" loext:min-decimal-places="2" number:min-integer-digits="1" number:grouping="true"/>
      <number:text>    </number:text>
    </number:number-style>
    <number:number-style style:name="N10124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24P0"/>
    </number:number-style>
    <number:number-style style:name="N10128P0" style:volatile="true" number:language="sv" number:country="S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0128P1" style:volatile="true" number:language="sv" number:country="S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0128P2" style:volatile="true" number:language="sv" number:country="SE">
      <loext:text> </loext:text>
      <loext:fill-character> </loext:fill-character>
      <number:text>-     </number:text>
    </number:number-style>
    <number:text-style style:name="N10128" number:language="sv" number:country="S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sv" number:country="SE">
      <loext:text> </loext:text>
      <loext:fill-character> </loext:fill-character>
      <number:number number:decimal-places="0" loext:min-decimal-places="0" number:min-integer-digits="1" number:grouping="true"/>
      <number:text> kr </number:text>
    </number:number-style>
    <number:number-style style:name="N10132P1" style:volatile="true" number:language="sv" number:country="SE">
      <loext:text>-</loext:text>
      <loext:fill-character> </loext:fill-character>
      <number:number number:decimal-places="0" loext:min-decimal-places="0" number:min-integer-digits="1" number:grouping="true"/>
      <number:text> kr </number:text>
    </number:number-style>
    <number:number-style style:name="N10132P2" style:volatile="true" number:language="sv" number:country="SE">
      <loext:text> </loext:text>
      <loext:fill-character> </loext:fill-character>
      <number:text>- kr </number:text>
    </number:number-style>
    <number:text-style style:name="N10132" number:language="sv" number:country="S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sv" number:country="S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0136P1" style:volatile="true" number:language="sv" number:country="S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0136P2" style:volatile="true" number:language="sv" number:country="S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0136" number:language="sv" number:country="S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sv" number:country="SE">
      <loext:text> </loext:text>
      <loext:fill-character> </loext:fill-character>
      <number:number number:decimal-places="2" loext:min-decimal-places="2" number:min-integer-digits="1" number:grouping="true"/>
      <number:text> kr </number:text>
    </number:number-style>
    <number:number-style style:name="N10140P1" style:volatile="true" number:language="sv" number:country="SE">
      <loext:text>-</loext:text>
      <loext:fill-character> </loext:fill-character>
      <number:number number:decimal-places="2" loext:min-decimal-places="2" number:min-integer-digits="1" number:grouping="true"/>
      <number:text> kr </number:text>
    </number:number-style>
    <number:number-style style:name="N10140P2" style:volatile="true" number:language="sv" number:country="SE">
      <loext:text> </loext:text>
      <loext:fill-character> </loext:fill-character>
      <number:text>-</number:text>
      <number:number number:decimal-places="0" loext:min-decimal-places="0" number:min-integer-digits="0"/>
      <number:text> kr </number:text>
    </number:number-style>
    <number:text-style style:name="N10140" number:language="sv" number:country="S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6">0000-00-00</text:date>, <text:time style:data-style-name="N2" text:time-value="23:11:27.9100821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ammanställning" style:display-name="PageStyle_Sammanställn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ecifikation" style:display-name="PageStyle_Specifika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16T23:18:09.240711246</dc:date>
    <dc:creator>Jon Sagebrand</dc:creator>
    <meta:editing-duration>PT24M35S</meta:editing-duration>
    <meta:editing-cycles>4</meta:editing-cycles>
    <meta:generator>LibreOffice/6.0.7.3$Linux_X86_64 LibreOffice_project/00m0$Build-3</meta:generator>
    <meta:document-statistic meta:table-count="2" meta:cell-count="177" meta:object-count="0"/>
  </office:meta>
</office:document-meta>
</file>